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1900000018EA7C42736AD9039B.png" manifest:media-type="image/png"/>
  <manifest:file-entry manifest:full-path="Pictures/1000035E000002950000027BD5FB5A1C87E66176.svg" manifest:media-type="image/svg+xml"/>
  <manifest:file-entry manifest:full-path="Pictures/10000001000000F4000000F4149C4C24B0B437C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center" draw:textarea-vertical-align="middle" fo:min-height="1.081cm" draw:shadow="hidden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solid" draw:fill-color="#000000"/>
      <style:paragraph-properties fo:text-align="center"/>
      <style:text-properties style:font-name="Arial Rounded MT Bold"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path draw:style-name="gr1" draw:text-style-name="P1" draw:layer="layout" svg:width="0.396cm" svg:height="0.42cm" svg:x="2.288cm" svg:y="11.195cm" svg:viewBox="0 0 397 421" svg:d="M284 363c-25 19-49 34-73 43-23 10-49 15-78 15-27 0-50-5-70-16-20-10-36-24-47-42s-16-38-16-59c0-28 9-52 27-72s43-33 74-40c7-2 23-5 49-10 26-6 48-11 67-15 18-4 38-10 60-16-1-27-7-47-16-60-10-13-30-19-61-19-26 0-46 4-59 11s-25 18-34 33c-10 14-16 24-20 29-4 4-13 7-26 7-11 0-21-4-30-11-8-8-12-17-12-29 0-18 6-36 19-53s33-31 60-42c28-11 62-17 102-17 46 0 81 5 107 16 27 11 45 28 56 51 10 23 16 54 16 92 0 25 0 45 0 62-1 17-1 36-1 56s3 40 10 61c6 21 9 35 9 41 0 11-5 20-15 29s-21 13-34 13c-10 0-21-5-31-15-11-10-22-25-33-43zM277 213c-15 6-37 11-66 18-29 6-49 10-60 13s-22 9-32 17c-10 9-15 20-15 36 0 15 6 29 18 40s27 16 46 16c21 0 40-4 57-13s30-21 38-35c9-16 14-41 14-77z">
            <text:p/>
          </draw:path>
          <draw:path draw:style-name="gr1" draw:text-style-name="P1" draw:layer="layout" svg:width="0.367cm" svg:height="0.419cm" svg:x="2.769cm" svg:y="11.196cm" svg:viewBox="0 0 368 420" svg:d="M97 57v13c18-24 38-42 59-53 22-11 47-17 75-17 27 0 51 6 73 18 21 12 37 29 48 50 7 13 11 26 13 41s3 33 3 56v192c0 21-5 37-14 47-10 11-22 16-37 16-16 0-28-5-38-16-9-11-14-27-14-47v-172c0-34-5-60-14-78-10-18-29-27-57-27-18 0-35 5-50 16s-26 26-33 46c-5 15-8 44-8 86v129c0 21-5 37-15 47-9 11-22 16-37 16s-27-5-37-16c-9-11-14-27-14-47v-298c0-20 4-35 13-44 8-10 20-15 35-15 9 0 17 2 24 6 8 5 14 11 18 20 4 8 7 19 7 31z">
            <text:p/>
          </draw:path>
          <draw:path draw:style-name="gr1" draw:text-style-name="P1" draw:layer="layout" svg:width="0.278cm" svg:height="0.56cm" svg:x="3.2cm" svg:y="11.055cm" svg:viewBox="0 0 279 561" svg:d="M48 150h11v-62c0-17 1-30 2-40 1-9 3-17 7-24s10-13 18-17c7-5 15-7 25-7 13 0 25 5 35 15 7 6 12 14 14 24 2 9 2 23 2 40v71h38c15 0 26 3 34 10s11 16 11 27c0 14-5 24-16 30-11 5-27 8-47 8h-20v190c0 16 1 28 2 37 1 8 4 15 9 21 5 5 13 8 24 8 6 0 15-1 25-3s18-3 24-3c9 0 16 3 23 10 6 6 10 15 10 24 0 17-9 30-27 39-19 9-45 13-79 13-32 0-57-5-73-16-17-11-28-26-33-45s-8-45-8-77v-198h-13c-15 0-26-4-34-11s-12-16-12-27 4-20 12-27c9-7 20-10 36-10z">
            <text:p/>
          </draw:path>
          <draw:path draw:style-name="gr1" draw:text-style-name="P1" draw:layer="layout" svg:width="0.23cm" svg:height="0.09cm" svg:x="3.478cm" svg:y="11.36cm" svg:viewBox="0 0 231 91" svg:d="M175 91h-119c-19 0-32-4-42-13-9-8-14-19-14-32 0-14 5-25 14-33 9-9 23-13 42-13h119c19 0 33 4 42 13 9 8 14 19 14 33 0 13-5 24-14 32-9 9-23 13-42 13z">
            <text:p/>
          </draw:path>
          <draw:path draw:style-name="gr1" draw:text-style-name="P1" draw:layer="layout" svg:width="0.102cm" svg:height="0.573cm" svg:x="3.776cm" svg:y="11.042cm" svg:viewBox="0 0 103 574" svg:d="M0 511v-448c0-21 5-37 14-47 9-11 21-16 37-16s28 5 38 16c9 10 14 26 14 47v448c0 21-5 37-15 47-9 11-22 16-37 16s-27-5-37-16c-9-11-14-27-14-47z">
            <text:p/>
          </draw:path>
          <draw:path draw:style-name="gr1" draw:text-style-name="P1" draw:layer="layout" svg:width="0.396cm" svg:height="0.42cm" svg:x="3.964cm" svg:y="11.195cm" svg:viewBox="0 0 397 421" svg:d="M284 363c-25 19-49 34-73 43-23 10-49 15-78 15-27 0-50-5-70-16-20-10-36-24-47-42s-16-38-16-59c0-28 9-52 27-72s43-33 74-40c7-2 23-5 49-10 26-6 48-11 67-15 18-4 38-10 60-16-1-27-7-47-16-60-10-13-30-19-61-19-26 0-46 4-59 11s-25 18-34 33c-10 14-16 24-20 29-4 4-13 7-26 7-11 0-21-4-30-11-8-8-12-17-12-29 0-18 6-36 19-53s33-31 60-42c28-11 62-17 102-17 46 0 81 5 107 16 27 11 45 28 56 51 10 23 16 54 16 92 0 25 0 45 0 62-1 17-1 36-1 56s3 40 10 61c6 21 9 35 9 41 0 11-5 20-15 29s-21 13-34 13c-10 0-21-5-31-15-11-10-22-25-33-43zM277 213c-15 6-37 11-66 18-29 6-49 10-60 13s-22 9-32 17c-10 9-15 20-15 36 0 15 6 29 18 40s27 16 46 16c21 0 40-4 57-13s30-21 38-35c9-16 14-41 14-77z">
            <text:p/>
          </draw:path>
          <draw:path draw:style-name="gr1" draw:text-style-name="P1" draw:layer="layout" svg:width="0.404cm" svg:height="0.573cm" svg:x="4.432cm" svg:y="11.042cm" svg:viewBox="0 0 405 574" svg:d="M98 59v159c19-20 39-36 60-47 20-11 45-16 75-16 34 0 64 8 90 24 26 17 46 40 61 71 14 31 21 68 21 110 0 31-4 60-12 86s-19 49-35 68c-15 19-33 34-55 44-22 11-45 16-71 16-16 0-31-2-45-6-14-3-26-8-36-15-10-6-19-12-25-19-7-6-17-16-28-29v10c0 19-5 34-14 44s-21 15-36 15c-14 0-26-5-35-15s-13-25-13-44v-451c0-21 4-37 13-48 8-11 20-16 35-16 16 0 28 5 37 15 9 11 13 25 13 44zM103 367c0 41 9 72 28 94s44 33 74 33c26 0 49-11 68-34 19-22 28-54 28-96 0-28-4-51-12-71-8-19-19-34-33-45-15-11-31-16-51-16-19 0-37 5-52 16-16 11-28 26-37 46-9 21-13 45-13 73z">
            <text:p/>
          </draw:path>
          <draw:path draw:style-name="gr1" draw:text-style-name="P1" draw:layer="layout" svg:width="0.113cm" svg:height="0.113cm" svg:x="4.879cm" svg:y="11.502cm" svg:viewBox="0 0 114 114" svg:d="M58 114c-16 0-30-5-41-15s-17-24-17-43c0-15 5-28 16-39s25-17 40-17c16 0 30 5 41 16s17 25 17 40c0 18-6 32-17 43-11 10-24 15-39 15z">
            <text:p/>
          </draw:path>
          <draw:path draw:style-name="gr1" draw:text-style-name="P1" draw:layer="layout" svg:width="0.591cm" svg:height="0.419cm" svg:x="5.106cm" svg:y="11.196cm" svg:viewBox="0 0 592 420" svg:d="M351 218v137c0 21-5 38-15 49-10 10-23 16-39 16s-29-6-38-16c-10-11-15-28-15-49v-165c0-26-1-46-3-60-1-14-6-26-14-35-8-10-20-14-37-14-34 0-56 11-67 35-11 23-16 56-16 99v140c0 21-5 37-15 48-9 11-22 17-38 17s-29-6-39-17-15-27-15-48v-296c0-19 5-34 14-44s20-15 35-15c14 0 26 5 36 14 9 10 14 23 14 39v10c18-21 37-37 58-47 20-10 43-15 68-15 26 0 48 5 67 15 19 11 34 26 46 47 18-21 36-37 56-47s42-15 66-15c28 0 53 5 73 16 20 12 36 27 46 48 9 19 13 48 13 88v202c0 21-5 38-15 49-10 10-23 16-39 16-15 0-28-6-38-17s-15-27-15-48v-174c0-22-1-40-3-53s-7-25-15-34-21-13-38-13c-13 0-26 4-38 12s-22 19-29 32c-7 18-11 48-11 93z">
            <text:p/>
          </draw:path>
          <draw:path draw:style-name="gr1" draw:text-style-name="P1" draw:layer="layout" svg:width="0.102cm" svg:height="0.568cm" svg:x="5.799cm" svg:y="11.047cm" svg:viewBox="0 0 103 569" svg:d="M103 208v298c0 21-5 37-15 47-10 11-22 16-37 16s-27-5-37-16c-9-11-14-27-14-47v-295c0-21 5-36 14-46 10-11 22-16 37-16s27 5 37 16c10 10 15 24 15 43zM52 101c-14 0-27-4-37-13s-15-22-15-38c0-14 5-26 16-36 10-9 22-14 36-14 13 0 25 4 36 13 10 8 15 21 15 37s-5 29-15 38-22 13-36 13z">
            <text:p/>
          </draw:path>
          <draw:path draw:style-name="gr1" draw:text-style-name="P1" draw:layer="layout" svg:width="0.404cm" svg:height="0.573cm" svg:x="6.008cm" svg:y="11.196cm" svg:viewBox="0 0 405 574" svg:d="M98 58v13c19-24 40-42 61-53 21-12 45-17 71-17 32 0 61 8 88 24 27 17 48 41 64 72 15 32 23 69 23 112 0 32-4 61-13 88-9 26-22 49-37 67-16 18-35 31-56 41s-44 15-69 15c-30 0-54-6-75-18-20-12-39-29-57-52v155c0 46-17 69-50 69-19 0-32-6-38-18-7-12-10-29-10-51v-446c0-20 4-35 13-44 9-10 20-15 35-15s27 5 36 15 14 25 14 43zM301 208c0-27-4-50-13-70-8-19-19-34-34-45-15-10-31-15-49-15-29 0-53 11-73 33-19 23-29 56-29 99 0 41 10 73 29 96 20 22 44 34 73 34 17 0 33-5 47-15 15-10 27-25 36-45s13-44 13-72z">
            <text:p/>
          </draw:path>
          <draw:path draw:style-name="gr1" draw:text-style-name="P1" draw:layer="layout" svg:width="0.278cm" svg:height="0.56cm" svg:x="6.452cm" svg:y="11.055cm" svg:viewBox="0 0 279 561" svg:d="M48 150h11v-62c0-17 1-30 2-40 1-9 3-17 7-24s10-13 18-17c7-5 15-7 25-7 13 0 25 5 35 15 7 6 12 14 14 24 2 9 2 23 2 40v71h38c15 0 26 3 34 10s11 16 11 27c0 14-5 24-16 30-11 5-27 8-47 8h-20v190c0 16 1 28 2 37 1 8 4 15 9 21 5 5 13 8 24 8 6 0 15-1 25-3s18-3 24-3c9 0 16 3 23 10 6 6 10 15 10 24 0 17-9 30-27 39-19 9-45 13-79 13-32 0-57-5-73-16-17-11-28-26-33-45s-8-45-8-77v-198h-13c-15 0-26-4-34-11s-12-16-12-27 4-20 12-27c9-7 20-10 36-10z">
            <text:p/>
          </draw:path>
          <draw:path draw:style-name="gr1" draw:text-style-name="P1" draw:layer="layout" svg:width="0.113cm" svg:height="0.113cm" svg:x="6.779cm" svg:y="11.502cm" svg:viewBox="0 0 114 114" svg:d="M58 114c-16 0-30-5-41-15s-17-24-17-43c0-15 5-28 16-39s25-17 40-17c16 0 30 5 41 16s17 25 17 40c0 18-6 32-17 43-11 10-24 15-39 15z">
            <text:p/>
          </draw:path>
          <draw:path draw:style-name="gr1" draw:text-style-name="P1" draw:layer="layout" svg:width="0.283cm" svg:height="0.419cm" svg:x="7.009cm" svg:y="11.196cm" svg:viewBox="0 0 284 420" svg:d="M103 271v86c0 21-5 37-15 47-10 11-22 16-37 16s-27-5-37-16c-9-10-14-26-14-47v-287c0-47 17-70 50-70 17 0 30 5 37 16 8 11 12 27 13 48 12-21 25-37 38-48s30-16 52-16c21 0 43 5 63 16 21 11 31 26 31 43 0 13-5 23-13 32-9 8-18 12-29 12-3 0-13-2-27-7-15-5-27-7-38-7-16 0-28 4-38 12-9 8-17 20-22 35-5 16-9 35-11 56-2 22-3 48-3 79z">
            <text:p/>
          </draw:path>
          <draw:path draw:style-name="gr1" draw:text-style-name="P1" draw:layer="layout" svg:width="0.367cm" svg:height="0.42cm" svg:x="7.328cm" svg:y="11.196cm" svg:viewBox="0 0 368 421" svg:d="M271 362v-13c-12 16-25 29-39 40-13 10-28 18-44 23-17 5-35 8-56 8-25 0-47-5-67-16-20-10-35-24-46-42-13-22-19-54-19-95v-205c0-21 5-36 14-47 9-10 22-15 37-15 16 0 28 5 38 16 9 10 14 25 14 46v165c0 24 2 45 6 61s11 29 22 38c10 9 24 14 42 14s34-5 50-16c15-10 26-23 33-40 6-15 9-47 9-96v-126c0-21 5-36 14-46 10-11 22-16 38-16 15 0 28 5 37 15 9 11 14 26 14 47v300c0 19-4 34-13 44s-21 15-35 15-26-5-35-16c-9-10-14-24-14-43z">
            <text:p/>
          </draw:path>
        </draw:g>
        <draw:frame draw:style-name="gr2" draw:text-style-name="P2" draw:layer="layout" svg:width="2cm" svg:height="1.92cm" svg:x="4cm" svg:y="4.04cm">
          <draw:image xlink:href="Pictures/1000035E000002950000027BD5FB5A1C87E66176.svg" xlink:type="simple" xlink:show="embed" xlink:actuate="onLoad" draw:mime-type="image/svg+xml">
            <text:p/>
          </draw:image>
          <draw:image xlink:href="Pictures/100000010000001900000018EA7C42736AD9039B.png" xlink:type="simple" xlink:show="embed" xlink:actuate="onLoad" draw:mime-type="image/png"/>
        </draw:frame>
        <draw:g>
          <draw:path draw:style-name="gr3" draw:text-style-name="P3" draw:layer="layout" svg:width="9.999cm" svg:height="9.999cm" svg:x="0cm" svg:y="0cm" svg:viewBox="0 0 10000 10000" svg:d="M1632 203v-98c0-60 45-105 105-105 59 0 105 45 105 105v98 7 198h198 5 198 7 198 5 100c59 0 105 45 105 105v98 7 98c0 60-46 105-105 105-60 0-105-45-105-105v-98h-100-98-7-98-100v198 5 198 7 98c0 60-45 105-105 105h-98v198h98c60 0 105 46 105 105 0 60-45 105-105 105h-98v198h198 5 198 7 198v-198h-100c-59 0-105-45-105-105 0-59 46-105 105-105h100v-98c0-60 45-105 105-105 59 0 105 45 105 105v98 7 198 5 198h198v-198-5-198-7-198h-100c-59 0-105-45-105-105v-98-7-98c0-60 46-105 105-105h100v-198-7-197h-100c-59 0-105-46-105-106v-98h-98-100-5-100-98-7-98c-60 0-105-46-105-105 0-60 45-105 105-105h98 7 198 5 198 7 98c60 0 105 45 105 105v98h100c59 0 105 46 105 105v100h98c60 0 105 45 105 105 0 59-45 105-105 105h-98v198 5 198h98c60 0 105 46 105 105 0 60-45 105-105 105h-98v198h98c60 0 105 46 105 105 0 60-45 105-105 105h-98v198 7 98c0 60-46 105-105 105h-100v100c0 59-45 105-105 105h-98-7-98c-60 0-105-46-105-105v-100h-100-98-7-98-100-5-100-98v198h98c60 0 105 46 105 105 0 60-45 105-105 105h-98v198h98c60 0 105 46 105 105v100 5 100c0 59-45 105-105 105-59 0-105-46-105-105v-100h-98c-60 0-105-45-105-105v-98h-100-98-7-98-100v198h198 7 98c60 0 105 45 105 105 0 59-45 105-105 105h-98-7-98-100v197h198 7 98c60 0 105 46 105 106 0 59-45 105-105 105h-98-7-98-100v197h100c59 0 105 45 105 105 0 59-46 106-105 106h-100-5-100-98-7-98c-60 0-105-47-105-106 0-60 45-105 105-105h98v-197-7-198-6-197h-98-100v197 6 198 7 98c0 60-45 105-105 105-59 0-105-45-105-105v-98h-98c-60 0-105-46-105-105 0-60 45-106 105-106h98v-197h-98-99v98c0 60-46 105-106 105-59 0-105-45-105-105v-98-7-98c0-60 46-105 105-105h100v-100c0-59 45-105 105-105h98 7 198v-98c0-60 45-105 105-105h98 7 198 5 198v-100c0-59 46-105 105-105h100v-198h-100c-59 0-105-45-105-105 0-59 46-105 105-105h100v-198-5-198-7-198-5-100c0-59 45-105 105-105h98v-198-5-198h-98c-60 0-105-46-105-105v-99-6-198zM3467 408v-100c0-59 46-105 105-105h99v-98c0-60 45-105 105-105 59 0 106 45 106 105v98h98c60 0 105 46 105 105 0 60-45 106-105 106h-98v99c0 59-47 105-106 105h-99-6-99c-59 0-105-46-105-105v-99zM4289 105c0 18-5 37-15 53-9 16-21 29-37 38-17 9-35 14-53 14-19 0-36-5-52-14-17-9-30-22-39-38-10-16-14-35-14-53s5-37 14-53c9-15 22-29 39-38 16-9 33-14 52-14 18 0 36 5 53 14 16 9 29 23 37 38 10 16 15 35 15 53zM5204 210c-59 0-105-46-105-105 0-60 46-105 105-105h99 6 198 5 100c60 0 105 45 105 105 0 59-45 105-105 105h-100v198 6 99c0 59-45 105-105 105h-98v198h198v-100c0-59 45-105 105-105s105 46 105 105v100h198 5 198 7 198 5 198 7 198 5 100c59 0 105 45 105 105v98h197 6 100c59 0 105 46 105 105 0 60-46 105-105 105h-100v198 7 198h100c59 0 105 45 105 105 0 59-46 105-105 105h-100-6-99c-59 0-105-46-105-105v-100-5-198-7-198h-98-100v198 7 98c0 60-45 105-105 105-59 0-105-45-105-105v-98-7-198-5-198h-98-100v198 5 100c0 59-45 105-105 105-59 0-105-46-105-105v-100h-98c-60 0-105-45-105-105v-98h-100-98v98c0 60-45 105-105 105h-100v198h198v-98c0-60 46-105 105-105 60 0 105 45 105 105v98 7 198 5 100c0 59-45 105-105 105h-98v198h98c60 0 105 45 105 105v98h100c59 0 105 46 105 105 0 60-46 105-105 105h-100v198h198v-98c0-60 46-105 105-105 60 0 105 45 105 105v98 7 198h198 7 198 5 198 7 197 6 198v-198h-98c-60 0-106-46-106-105 0-60 46-105 106-105h98 7 197 6 198 7 197 6 198 6 99c60 0 105 45 105 105 0 59-45 105-105 105h-99v198h99c60 0 105 45 105 105v98h99c59 0 105 46 105 105 0 60-46 105-105 105h-99-6-99-99v100c0 59-46 105-105 105-60 0-105-46-105-105v-100-6-197h-99-98-7-99-99-6-99-98-7-98-100-6-99-98v98c0 60-46 105-105 105-60 0-105-45-105-105v-98h-100-98v197h98c60 0 105 46 105 106v98h100c59 0 105 46 105 105 0 60-46 105-105 105h-100-5-100c-59 0-105-45-105-105v-98h-98-100-5-100-98-7-98c-60 0-105-46-105-105 0-60 45-106 105-106h98 7 198v-197h-100-98-7-98-100v98c0 60-45 105-105 105h-98-7-98-100v100c0 59-45 105-105 105h-98-6-99c-59 0-105-46-105-105 0-60 46-106 105-106h99v-197-7-198-5-100c0-59 45-105 104-105 60 0 105 46 105 105v100 5 198h198v-198-5-198-7-198-5-198h-98c-60 0-105-46-105-105v-100h-100-98v100c0 59-45 105-105 105-59 0-105-46-105-105v-100-5-198h-99-99-6-99-99v198 5 100c0 59-46 105-105 105h-99v98c0 60-45 105-105 105h-99-6-99c-60 0-105-45-105-105 0-59 45-105 105-105h99v-98c0-60 46-105 105-105h99v-198-7-198h-99c-59 0-105-45-105-105 0-59 46-105 105-105h99v-198-5-198h-99c-59 0-105-46-105-105v-100-5-100c0-59 46-105 105-105h99v-98c0-60 45-105 105-105h99 6 99c60 0 105 45 105 105 0 59-45 105-105 105h-99v198h198 6 198v-198-7-98c0-60 46-105 105-105h99v-198zM7954 2658h-99-98v198h197zM5303 1434v-7-198-5-198h-99-100-5-99-99-6-99-99v198 5 198 7 198h198 6 198 5 199zM6533 105c0 18-5 37-14 53s-23 29-39 38-34 14-52 14-37-5-53-14-29-22-38-38-14-35-14-53 4-37 14-53c9-15 22-29 38-38s35-14 53-14 36 5 52 14 29 23 39 38c8 16 14 35 14 53zM6934 408v-100c0-59 46-105 105-105h99v-98c0-60 46-105 106-105 59 0 105 45 105 105v98 7 198 6 197h197 6 99c59 0 106 46 106 105v100 5 100c0 59-47 105-106 105-60 0-105-46-105-105v-100h-99-98-7-98-100-6-99c-59 0-105-45-105-105v-98-7-197zM7855 414h-98-7-99c-60 0-105-46-105-106 0-59 45-105 105-105h99 7 197 6 198v-98c0-60 46-105 105-105 60 0 105 45 105 105v98 7 198 6 99c0 59-45 105-105 105h-99v98c0 60-46 105-105 105-60 0-105-45-105-105v-98-7-197zM4493 308c0 19-5 37-14 53-9 17-23 30-39 39-16 10-34 14-52 14s-37-4-53-14c-16-9-29-22-38-39-9-16-14-34-14-53 0-18 4-35 14-52 9-16 22-29 38-38 16-10 35-15 53-15s36 5 52 15c16 9 29 22 39 38 9 17 14 34 14 52zM5710 408v-100c0-59 46-105 105-105h100 5 100c59 0 105 46 105 105v100 6 99c0 59-46 105-105 105h-100-5-100c-59 0-105-46-105-105v-99zM6526 618h-98c-60 0-105-46-105-105 0-60 45-105 105-105h98v-100c0-59 46-105 105-105 60 0 105 46 105 105v100 6 99c0 59-45 105-105 105h-98zM4289 513c0 18-5 36-15 52-9 16-21 30-37 39-17 9-35 14-53 14-19 0-36-5-52-14-17-9-30-23-39-39-10-16-14-34-14-52s5-37 14-53c9-15 22-29 39-38 16-9 33-14 52-14 18 0 36 5 53 14 16 9 29 23 37 38 10 16 15 35 15 53zM4085 716c0 19-5 37-14 53-9 17-23 29-39 38s-33 14-52 14c-18 0-37-5-53-14s-29-21-38-38c-9-16-14-34-14-53 0-18 4-35 14-52 9-16 22-29 38-39 16-9 35-14 53-14 19 0 36 5 52 14 16 10 30 23 39 39 10 17 14 34 14 52zM3467 1019v-98c0-60 46-105 105-105 60 0 105 45 105 105v98h99c59 0 106 46 106 105v100 5 100c0 59-47 105-106 105-60 0-105-46-105-105v-100h-99c-59 0-105-45-105-105v-98zM2453 1124c0 19-5 37-14 53-9 17-22 29-38 38-15 9-34 14-53 14-18 0-36-5-52-14-15-9-29-21-39-38-9-16-14-34-14-53 0-18 6-35 14-52 10-16 24-29 39-39 16-9 34-14 52-14 19 0 38 5 53 14 16 10 29 23 38 39 10 17 14 34 14 52zM4079 1224v-100c0-59 45-105 105-105 59 0 105 46 105 105v100 5 100c0 59-46 105-105 105-60 0-105-46-105-105v-100zM7750 1224v-100c0-59 46-105 105-105 60 0 105 46 105 105v100 5 100c0 59-45 105-105 105-59 0-105-46-105-105v-100zM2250 1329c0 18-5 36-14 52s-23 30-39 39-34 14-52 14c-19 0-37-5-53-14s-29-23-38-39-14-34-14-52c0-19 4-37 14-53 9-15 22-29 38-38s34-14 53-14c18 0 36 5 52 14s29 23 39 38c8 16 14 34 14 53zM3474 1329c0 18-5 36-14 52-10 16-23 30-39 39-17 9-34 14-52 14-19 0-37-5-53-14-17-9-30-23-39-39s-14-34-14-52c0-19 5-37 14-53 9-15 22-29 39-38 16-9 34-14 53-14 18 0 35 5 52 14 16 9 29 23 39 38 8 16 14 34 14 53zM5104 1329c0 18-4 36-14 52-9 16-21 30-37 39-17 9-35 14-53 14-19 0-36-5-52-14-17-9-30-23-39-39-10-16-14-34-14-52 0-19 5-37 14-53 9-15 22-29 39-38 16-9 33-14 52-14 18 0 36 5 53 14 16 9 29 23 37 38 10 16 14 34 14 53zM7342 1427v-98c0-60 46-105 105-105 60 0 105 45 105 105v98 7 98c0 60-45 105-105 105-59 0-105-45-105-105v-98zM8368 1329c0 18-5 36-14 52s-23 30-39 39-33 14-52 14c-18 0-37-5-53-14-15-9-28-23-38-39-9-16-14-34-14-52 0-19 5-37 14-53 9-15 23-29 38-38 16-9 35-14 53-14 19 0 36 5 52 14s29 23 39 38c9 16 14 34 14 53zM7855 1842h-98v198h197v-198zM7750 2250h-99c-60 0-105-46-105-105v-100-5-198-7-98c0-60 45-105 105-105h99 7 197v-100c0-59 45-105 105-105 59 0 105 46 105 105v100h198 6 198 6 198 6 99c59 0 105 45 105 105v98h198 6 99c59 0 105 46 105 105 0 60-46 105-105 105h-99v198h99c59 0 105 46 105 105v100h198 6 99c59 0 105 45 105 105v98 7 198h99c60 0 105 45 105 105v98 7 197 6 100c0 59-45 105-105 105h-99-6-99c-60 0-105-46-105-105v-100-6-197-7-198-5-198h-99-99-6-99c-60 0-105-46-105-105v-100h-99c-59 0-105-45-105-105v-98h-99c-60 0-105-46-105-105v-100h-99-99-6-99c-60 0-105-45-105-105v-98h-99-99v198 5 100c0 59-46 105-105 105h-99-6-99-98zM0 2243v-98c0-60 45-105 105-105h98v-100c0-59 46-105 105-105h100v-98c0-60 45-105 105-105h98 7 198 5 100c59 0 105 45 105 105v98 7 198 5 100c0 59-46 105-105 105-60 0-105-46-105-105v-100-5-198h-100-98v198 5 100c0 59-46 105-105 105h-99v98c0 60-46 105-106 105h-98v100c0 59-46 105-105 105-60 0-105-46-105-105v-100-5-198zM1434 1737c0 18-5 36-14 52-9 15-23 30-39 39s-34 14-52 14c-19 0-37-5-53-14s-29-24-38-39c-9-16-14-34-14-52 0-19 4-37 14-53 9-16 22-29 38-38s34-14 53-14c18 0 36 5 52 14s29 22 39 38c8 16 14 34 14 53zM3263 1835v-98c0-60 46-105 106-105h98 7 197 6 198 7 197 6 99c59 0 105 45 105 105v98 7 98c0 60-46 105-105 105-60 0-105-45-105-105v-98h-99-98v98c0 60-47 105-106 105h-99-6-99-98-7-98c-60 0-106-45-106-105v-98zM6118 2040v-100c0-59 46-105 105-105h100v-98c0-60 45-105 105-105 59 0 105 45 105 105v98h98c60 0 105 46 105 105 0 60-45 105-105 105h-98v198h98c60 0 105 46 105 105 0 60-45 105-105 105h-98-7-98c-60 0-105-45-105-105v-98h-100c-59 0-105-46-105-105v-100zM9586 1842h-99c-59 0-105-46-105-105 0-60 46-105 105-105h99 6 198 6 99c60 0 105 45 105 105 0 59-45 105-105 105h-99-6-99-99zM1434 2145c0 18-5 36-14 52s-23 30-39 39-34 14-52 14c-19 0-37-5-53-14s-29-23-38-39-14-34-14-52c0-19 4-37 14-53 9-16 22-29 38-38s34-14 53-14c18 0 36 5 52 14s29 22 39 38c8 16 14 34 14 53zM6934 2250h-98c-60 0-105-46-105-105 0-60 45-105 105-105h98 7 197 6 100c59 0 105 45 105 105 0 59-46 105-105 105h-100-6-99-98zM9691 2250c-60 0-105-46-105-105 0-60 45-105 105-105h99 6 99c60 0 105 45 105 105v98 7 98c0 60-45 105-105 105-59 0-105-45-105-105v-98zM2453 2348c0 19-5 38-14 53-9 16-22 29-38 38-15 9-34 14-53 14-18 0-36-5-52-14-15-9-29-22-39-38-9-15-14-34-14-53 0-18 6-37 14-52 10-16 24-29 39-39 16-9 34-14 52-14 19 0 38 5 53 14 16 10 29 23 38 39 10 15 14 34 14 52zM3164 2453c-59 0-105-45-105-105 0-59 46-105 105-105h99 6 198 7 197 6 99c59 0 106 46 106 105v100h98c60 0 105 45 105 105v98h198 6 198 6 99c59 0 105 46 105 105v100 5 100c0 59-46 105-105 105-60 0-105-46-105-105v-100h-99-99-6-99-99-6-99c-59 0-105-45-105-105v-98h-99-99v98c0 60-45 105-105 105h-98v100c0 59-46 105-105 105-60 0-106-46-106-105v-100-5-198-7-198zM4901 2348c0 19-5 38-14 53-9 16-23 29-39 38s-34 14-52 14-37-5-53-14-29-22-38-38c-9-15-14-34-14-53 0-18 4-37 14-52 9-16 22-29 38-39 16-9 35-14 53-14s36 5 52 14c16 10 29 23 39 39 9 15 14 34 14 52zM8467 2453c-60 0-105-45-105-105 0-59 45-105 105-105h99 6 99c60 0 105 46 105 105v100h99c59 0 105 45 105 105 0 59-46 105-105 105h-99v98c0 60-45 105-105 105h-99-6-99c-60 0-105-45-105-105 0-59 45-105 105-105h99v-198zM4895 2651v-98c0-60 45-105 105-105h99 5 100c60 0 105 45 105 105 0 59-45 105-105 105h-100v198 5 100c0 59-45 105-104 105-60 0-105-46-105-105v-100-5-198zM2243 3059v-98c0-60 46-105 105-105h100v-100c0-59 45-105 105-105h98 7 198 5 100c59 0 105 46 105 105v100 5 198h98c60 0 105 46 105 105v99h100c59 0 105 46 105 106v98 7 98c0 60-46 105-105 105h-100-6-99-98v198 7 197h197v-99c0-59 46-105 106-105 59 0 105 46 105 105v99 6 99c0 59-46 105-105 105h-100v99c0 60-45 105-105 105h-98-7-98-100v99c0 59-45 105-105 105h-98-7-98-100-5-100-98-7-98c-60 0-105-46-105-105 0-60 45-105 105-105h98 7 198 5 198v-198-6-99c0-60 46-105 105-105h100v-197h-100-98v98c0 60-46 105-105 105-60 0-105-45-105-105v-98h-100-98-7-98c-60 0-105-47-105-106v-99h-100-98v198 7 197 6 99c0 59-46 105-105 105h-100-5-100-98-7-98c-60 0-105-46-105-105 0-60 45-105 105-105h98v-99c0-59 46-105 105-105h100v-198-6-99c0-59 45-105 105-105h98 7 198 5 100c59 0 105 46 105 105v99h198v-99c0-59 45-105 105-105h98v-98c0-60 46-106 105-106 60 0 105 46 105 106v98h198v-198h-98c-60 0-105-45-105-105v-98-7-198h-100-98v198 7 98c0 60-46 105-105 105h-100-5-100c-59 0-105-45-105-105v-98zM9184 2756c0 19-5 38-14 53-9 16-23 29-39 38s-33 14-52 14c-18 0-37-5-53-14s-29-22-38-38c-9-15-14-34-14-53 0-18 5-37 14-52 9-16 22-29 38-39 16-9 35-14 53-14 19 0 36 5 52 14 16 10 29 23 39 39 9 15 14 34 14 52zM3882 2961c0 18-5 35-14 52-10 16-23 29-39 39-17 9-34 14-53 14s-36-5-52-14c-17-10-30-23-39-39-10-17-14-34-14-52 0-19 5-37 14-53 9-17 22-29 39-38 16-9 33-14 52-14s36 5 53 14c16 9 29 21 39 38 8 16 14 34 14 53zM8980 2961c0 18-5 35-14 52-10 16-22 29-38 39-17 9-35 14-53 14-19 0-36-5-52-14-17-10-30-23-39-39-9-17-14-34-14-52 0-19 5-37 14-53 9-17 22-29 39-38 16-9 33-14 52-14 18 0 36 5 53 14 16 9 29 21 38 38 9 16 14 34 14 53zM9079 3269c-59 0-105-45-105-105 0-59 46-105 105-105h99v-98c0-60 45-105 105-105 59 0 105 45 105 105v98 7 197 6 198h99c60 0 105 46 105 105 0 60-45 105-105 105h-99v99c0 59-46 106-105 106h-99v98c0 60-45 105-105 105h-99v99c0 59-46 105-105 105h-99v198h198 6 198v-99c0-59 45-105 105-105 59 0 105 46 105 105v99h198 6 198 6 99c60 0 105 45 105 105 0 59-45 105-105 105h-99v198h99c60 0 105 45 105 105 0 59-45 104-105 104h-99-6-99-99-6-99-99v100c0 60-46 105-105 105h-99v98c0 60-45 105-105 105h-99v198 7 98c0 60-46 105-105 105-60 0-105-45-105-105v-98-7-198h-99-99v100c0 60-46 105-105 105h-99v98c0 60-45 105-105 105h-99v198 7 98c0 60-46 105-105 105h-99-6-99c-59 0-105-45-105-105 0-59 46-105 105-105h99v-198h-99c-59 0-105-45-105-105v-98h-99c-60 0-105-45-105-105v-100h-99-98-7-98-100v100c0 60-45 105-105 105-59 0-105-45-105-105v-100h-98-100v100c0 60-45 105-105 105-59 0-105-45-105-105v-100-5-198-6-199-5-99c0-60 46-105 105-105h100v-198-6-198h-100c-59 0-105-45-105-105 0-59 46-105 105-105h100v-99c0-60 45-105 105-105 59 0 105 45 105 105v99 6 198h98c60 0 105 45 105 105 0 59-45 105-105 105h-98v198 6 99c0 59-46 104-105 104h-100v199h198 7 197v-99c0-59 46-105 106-105h98v-99c0-60 46-105 105-105 60 0 105 45 105 105v99h99c59 0 106 46 106 105v99h98c60 0 105 45 105 104v100 5 198h198v-198-5-198-6-199-5-198h-99-99v99c0 59-45 104-105 104-59 0-105-45-105-104v-99h-99c-60 0-105-45-105-105 0-59 45-105 105-105h99v-99c0-60 46-105 105-105 60 0 105 45 105 105v99h198v-99c0-60 46-105 105-105h99v-99c0-59 45-105 105-105h99v-198-6-197-7-99c0-60 46-105 105-105h99v-197-7-98c0-60 45-106 105-106 59 0 105 46 105 106v98 7 197h198v-197-7-198zM8974 5104v-5-198-6-198h-99-99-6-99-99-6-99-99v198 6 198 5 199h198 6 198 6 198zM9586 4697h-99-99v198h198zM1842 3164c0 19-5 38-14 53-9 16-24 29-39 38-16 9-34 14-52 14-19 0-37-5-53-14s-29-22-38-38c-9-15-14-34-14-53 0-18 4-37 14-52 9-16 22-29 38-39 16-9 34-14 53-14 18 0 36 5 52 14 15 10 29 23 39 39 8 15 14 34 14 52zM4079 3263v-99c0-59 45-105 105-105h99 6 99c60 0 105 46 105 105v99h198v-99c0-59 46-105 105-105 60 0 105 46 105 105v99 6 100c0 59-45 105-105 105h-99-6-99-99-6-99-99-6-99c-60 0-105-46-105-105v-100zM210 3369c0 18-5 35-14 52-9 16-22 29-38 39-16 9-35 14-53 14s-37-5-53-14c-16-10-29-23-38-39-9-17-14-34-14-52 0-19 4-37 14-53 9-17 22-30 38-39s35-14 53-14 37 5 53 14 29 22 38 39c10 16 14 34 14 53zM7546 3474h-99c-59 0-105-46-105-105 0-60 46-106 105-106h99 6 99c59 0 106 46 106 106 0 59-47 105-106 105h-99zM8059 3882c-60 0-105-47-105-106 0-60 45-105 105-105h99v-99c0-59 46-105 105-105h99 6 99c59 0 105 46 105 105 0 60-46 105-105 105h-99v198 7 197 6 99c0 59-45 105-105 105-59 0-105-46-105-105v-99-6-197zM0 3875v-99c0-60 45-105 105-105 59 0 105 45 105 105v99 7 98c0 60-46 105-105 105-60 0-105-45-105-105v-98zM7447 3882c-59 0-105-47-105-106 0-60 46-105 105-105h99 6 99c59 0 106 45 106 105v99h98c60 0 105 46 105 105v99 6 99c0 59-45 105-105 105h-98-7-99-99v99c0 60-45 105-105 105h-98-7-98c-60 0-106-45-106-105 0-59 46-105 106-105h98v-99c0-60 46-105 105-105h99v-197zM9586 3875v-99c0-60 45-105 105-105h99 6 99c60 0 105 45 105 105v99 7 197 6 99c0 59-45 105-105 105-59 0-105-46-105-105v-99h-99c-60 0-105-45-105-105v-98zM308 4493h-98-7-98c-60 0-105-45-105-105 0-59 45-105 105-105h98v-99c0-60 46-105 105-105h100 6 197v-99c0-59 46-105 105-105 60 0 105 46 105 105v99 6 99c0 59-45 105-105 105h-98v198 6 99c0 59-46 105-105 105-60 0-105-46-105-105v-99zM6736 3980c0 19-5 36-14 52s-22 30-38 39c-15 9-34 14-53 14-18 0-36-5-52-14-15-9-29-23-39-39-9-16-14-33-14-52 0-18 6-37 14-53 10-15 24-29 39-38 16-9 34-14 52-14 19 0 38 5 53 14 16 9 30 23 38 38 10 16 14 35 14 53zM9592 4184c0 18-5 36-14 53-9 16-23 28-39 37-16 10-33 15-52 15-18 0-37-5-53-15-16-9-29-21-38-37-9-17-14-35-14-53 0-19 5-36 14-52 9-17 22-30 38-39 16-10 35-14 53-14 19 0 36 4 52 14 16 9 29 22 39 39 9 16 14 33 14 52zM816 4691v-99c0-60 45-105 105-105h98 7 198 5 198 7 198 5 100c59 0 105 45 105 105v99 6 198 6 198 5 199 6 98c0 60-46 105-105 105h-100v100c0 60-45 105-105 105-59 0-105-45-105-105v-100h-98-100-5-100-98-7-98c-60 0-105-45-105-105v-98-6-199-5-198-6-198zM1632 5104v-5-198-6-198h-100-98-7-98-100-5-100-98v198 6 198 5 199h198 5 198 7 198zM0 4895v-99c0-59 45-105 105-105 59 0 105 46 105 105v99 6 99c0 59-46 104-105 104-60 0-105-45-105-104v-99zM3059 4895v-99c0-59 46-105 105-105h99 6 100c59 0 105 46 105 105 0 60-46 105-105 105h-100v198h100c59 0 105 46 105 105 0 60-46 105-105 105h-100-6-99-98-7-98c-60 0-105-45-105-105 0-59 45-105 105-105h98v-198zM1434 5000c0 18-5 36-14 53-9 16-23 28-39 37-16 10-34 14-52 14-19 0-37-4-53-14-16-9-29-21-38-37-9-17-14-35-14-53 0-19 4-36 14-52 9-17 22-30 38-39 16-10 34-14 53-14 18 0 36 4 52 14 16 9 29 22 39 39 8 16 14 33 14 52zM8776 5000c0 18-5 36-14 53-9 16-23 28-39 37-16 10-33 14-52 14-18 0-37-4-53-14-16-9-28-21-38-37-9-17-14-35-14-53 0-19 5-36 14-52 9-17 22-30 38-39 16-10 35-14 53-14 19 0 36 4 52 14 16 9 29 22 39 39 9 16 14 33 14 52zM2040 5303v-99c0-59 45-105 105-105 59 0 105 46 105 105v99h198 5 198 7 98c60 0 105 45 105 104v100 5 100c0 60-45 105-105 105h-98v98c0 60-46 105-105 105-60 0-105-45-105-105v-98-7-198h-100-98-7-98c-60 0-105-45-105-105v-98zM618 5407c0 19-5 37-14 53-9 17-23 29-39 38-16 10-34 14-52 14s-37-4-53-14c-16-9-29-21-38-38-9-16-14-34-14-53 0-18 4-36 14-51 9-17 22-30 38-39 16-10 35-14 53-14s36 4 52 14c16 9 29 22 39 39 8 15 14 33 14 51zM9487 5512c-59 0-105-45-105-105 0-59 46-104 105-104h99 6 198 6 99c60 0 105 45 105 104v100 5 100c0 60-45 105-105 105h-99v98c0 60-46 105-105 105h-99v198h198 6 99c60 0 105 46 105 105 0 60-45 105-105 105h-99v198h99c60 0 105 46 105 105 0 60-45 105-105 105h-99-6-99-99v100c0 59-45 105-105 105-59 0-105-46-105-105v-100h-99-99-6-99-99v100c0 59-46 105-105 105h-99v98c0 60-45 105-105 105h-99-6-99-99v100c0 59-45 105-105 105-59 0-105-46-105-105v-100h-99-99-6-99c-59 0-105-45-105-105 0-59 46-105 105-105h99 6 198 6 198v-98c0-60 45-105 105-105h99v-100c0-59 46-105 105-105h99 6 198 6 198 6 198 6 198v-198h-99c-59 0-105-45-105-105v-98-7-198h-99c-60 0-105-45-105-105v-98-7-98c0-60 45-105 105-105 59 0 105 45 105 105v98h198v-198zM0 5710v-98c0-60 45-105 105-105 59 0 105 45 105 105v98h98c60 0 106 46 106 105 0 60-46 105-106 105h-98v100c0 59-46 105-105 105-60 0-105-46-105-105v-100-5-198zM611 5710v-98c0-60 46-105 105-105 60 0 105 45 105 105v98h100c59 0 105 46 105 105v100h98c60 0 105 45 105 105 0 59-45 105-105 105h-98-7-98-100-5-100-98v198h98c60 0 105 45 105 105v98 7 98c0 60-45 105-105 105h-98-7-98-99v100c0 59-46 105-106 105h-98-7-98c-60 0-105-46-105-105 0-60 45-105 105-105h98v-100c0-59 46-105 105-105h100v-198-5-198-7-98c0-60 45-105 105-105h98v-198zM3263 5717h-99c-59 0-105-45-105-105s46-105 105-105h99 6 100c59 0 105 45 105 105s-46 105-105 105h-100zM1434 5815c0 19-5 37-14 53-9 17-23 29-39 38-16 10-34 14-52 14-19 0-37-4-53-14-16-9-29-21-38-38-9-16-14-34-14-53 0-18 4-36 14-52 9-16 22-29 38-38 16-10 34-15 53-15 18 0 36 5 52 15 16 9 29 22 39 38 8 16 14 34 14 52zM7138 5915v-100c0-59 46-105 106-105h98 7 98c60 0 105 46 105 105v100h99c59 0 106 45 106 105 0 59-47 105-106 105h-99v198h99c59 0 106 45 106 105 0 59-47 105-106 105h-99v198h99c59 0 106 45 106 105 0 59-47 105-106 105h-99v98c0 60-45 105-105 105-59 0-105-45-105-105v-98h-98c-60 0-106-46-106-105 0-60 46-105 106-105h98v-198h-98c-60 0-106-46-106-105 0-60 46-105 106-105h98v-198h-98c-60 0-106-46-106-105v-100zM1637 6020c0 18-5 36-14 52s-21 30-38 39c-16 9-34 14-53 14-18 0-35-5-52-14-16-9-29-23-39-39-9-16-14-34-14-52s6-37 14-53c10-16 23-29 39-38 17-9 34-14 52-14 19 0 37 5 53 14 17 9 30 22 38 38 10 16 14 35 14 53zM2045 6020c0 18-5 36-14 52s-21 30-38 39c-16 9-34 14-53 14-18 0-36-5-52-14-15-9-29-23-39-39-9-16-14-34-14-52s6-37 14-53c10-16 24-29 39-38 16-9 34-14 52-14 19 0 37 5 53 14 17 9 30 22 38 38 10 16 14 35 14 53zM6526 6118v-98c0-60 46-105 105-105h100 5 100c59 0 105 45 105 105v98h98c60 0 105 46 105 105 0 60-45 105-105 105h-98-7-98-100-5-100c-59 0-105-45-105-105v-98zM8362 6118v-98c0-60 45-105 105-105h99 6 99c60 0 105 45 105 105v98h99c59 0 105 46 105 105 0 60-46 105-105 105h-99-6-99-99v100c0 59-46 105-105 105h-99v98c0 60-45 105-105 105h-99-6-99c-60 0-105-45-105-105 0-59 45-105 105-105h99v-98c0-60 46-105 105-105h99v-198zM1434 6223c0 19-5 38-14 53-9 16-23 29-39 38-16 10-34 14-52 14-19 0-37-4-53-14-16-9-29-22-38-38-9-15-14-34-14-53 0-18 4-36 14-52 9-16 22-29 38-38 16-10 34-15 53-15 18 0 36 5 52 15 16 9 29 22 39 38 8 16 14 34 14 52zM1329 6736h-100-5-100c-59 0-105-45-105-105v-98-7-98c0-60 46-105 105-105 60 0 105 45 105 105v98h198v-98c0-60 46-105 105-105h100v-100c0-59 45-105 105-105 59 0 105 46 105 105v100 5 100c0 59-46 105-105 105h-100v198 5 100c0 59-45 105-105 105-59 0-105-46-105-105v-100zM2250 6223c0 19-5 38-14 53-9 16-23 29-39 38-16 10-34 14-52 14-19 0-37-4-53-14-16-9-29-22-38-38-9-15-14-34-14-53 0-18 4-36 14-52 9-16 22-29 38-38 16-10 34-15 53-15 18 0 36 5 52 15 16 9 29 22 39 38 8 16 14 34 14 52zM3474 6223c0 19-5 38-14 53-10 16-23 29-39 38-17 10-34 14-52 14-19 0-37-4-53-14-17-9-30-22-39-38-9-15-14-34-14-53 0-18 5-36 14-52s22-29 39-38c16-10 34-15 53-15 18 0 35 5 52 15 16 9 29 22 39 38 8 16 14 34 14 52zM1940 6736c-59 0-105-45-105-105 0-59 46-105 105-105h100 5 198v-98c0-60 46-105 105-105h100 5 100c59 0 105 45 105 105v98h198v-98c0-60 45-105 105-105h98 7 98c60 0 105 45 105 105v98 7 198 5 198 7 98c0 60-45 105-105 105-59 0-105-45-105-105v-98-7-198h-98-100-5-100-98-7-98-100v198 7 197h100c59 0 105 46 105 106v98h98c60 0 105 46 105 105 0 60-45 105-105 105h-98v99c0 59-46 106-105 106-60 0-105-47-105-106v-99-6-197h-100-98v98c0 60-46 105-105 105-60 0-105-45-105-105v-98h-100c-59 0-105-46-105-105 0-60 46-106 105-106h100 5 198v-197h-98c-60 0-105-46-105-105v-100zM3875 6941h-99-99-6-99c-59 0-105-46-105-105 0-60 46-105 105-105h99 6 198v-100c0-59 46-105 105-105h99 6 99c59 0 105 46 105 105 0 60-46 105-105 105h-99v100c0 59-45 105-105 105h-98zM4487 6731v-100c0-59 45-105 105-105 59 0 105 46 105 105v100h198 6 99c59 0 104 45 104 105v98 7 197 6 100c0 59-45 105-104 105-60 0-105-46-105-105v-100h-99-99-6-99-99-6-99-99-6-99c-60 0-105-45-105-105 0-59 45-105 105-105h99 6 198v-198zM5204 6736c-59 0-105-45-105-105 0-59 46-105 105-105h99 6 98c60 0 105 46 105 105v100 5 100c0 59-45 105-105 105-59 0-104-46-104-105v-100zM6328 6631c0 19-4 38-14 53-9 16-22 29-38 38-15 9-34 14-53 14-18 0-36-5-52-14-15-9-29-22-38-38-10-15-15-34-15-53 0-18 6-36 15-52s23-29 38-39c16-9 34-14 52-14 19 0 38 5 53 14 16 10 30 23 38 39 10 16 14 34 14 52zM6934 6736h-98c-60 0-105-45-105-105 0-59 45-105 105-105h98 7 98c60 0 105 46 105 105 0 60-45 105-105 105h-98zM5920 6836c0 18-4 36-14 52-9 16-21 30-38 39-16 9-34 14-53 14-18 0-36-5-52-14-15-9-29-23-38-39-10-16-15-34-15-52 0-19 6-37 15-53s23-29 38-38c16-9 34-14 52-14 19 0 37 5 53 14 17 9 30 22 38 38 10 16 14 34 14 53zM6533 6836c0 18-5 36-14 52s-23 30-39 39-34 14-52 14-37-5-53-14-29-23-38-39-14-34-14-52c0-19 4-37 14-53 9-16 22-29 38-38s35-14 53-14 36 5 52 14 29 22 39 38c8 16 14 34 14 53zM618 7039c0 19-5 38-14 53-9 16-23 29-39 38s-34 14-52 14-37-5-53-14-29-22-38-38c-9-15-14-34-14-53 0-18 4-36 14-52 9-16 22-29 38-39 16-9 35-14 53-14s36 5 52 14c16 10 29 23 39 39 8 16 14 34 14 52zM1019 7144h-98c-60 0-105-45-105-105 0-59 45-105 105-105h98 7 198 5 100c59 0 105 46 105 105 0 60-46 105-105 105h-100-5-100-98zM2861 7039c0 19-5 38-14 53-9 16-22 29-38 38-15 9-34 14-53 14-18 0-36-5-52-14-15-9-29-22-39-38-9-15-14-34-14-53 0-18 6-36 14-52 10-16 24-29 39-39 16-9 34-14 52-14 19 0 38 5 53 14 16 10 29 23 38 39 10 16 14 34 14 52zM6934 7138v-99c0-59 46-105 105-105 60 0 105 46 105 105v99 6 198h198 7 98c60 0 105 46 105 105v99h99c59 0 106 45 106 105v99h197v-198-6-99c0-59 45-105 105-105 59 0 105 46 105 105v99 6 198h198v-198-6-99c0-59 45-105 105-105 59 0 105 46 105 105v99h99c60 0 105 45 105 105v99 7 98c0 60-45 105-105 105h-99-6-99-99-6-99-99-6-99-99v198h198 6 198 6 198 6 198 6 198 6 198 6 99c59 0 105 46 105 105 0 60-46 105-105 105h-99v198h99c59 0 105 46 105 105 0 60-46 105-105 105h-99v198 6 198 6 99c0 59-45 105-105 105h-99v198h99c60 0 105 45 105 105v99h198 6 198 6 198v-198h-99-99-6-99-99-6-99c-60 0-105-45-105-105 0-59 45-105 105-105h99v-198-6-99c0-59 46-105 105-105h99 6 99c59 0 105 46 105 105 0 60-46 105-105 105h-99v198h198v-99c0-60 46-105 105-105 60 0 105 45 105 105v99 6 198 6 198 6 99c0 60-45 105-105 105h-99-6-99-99-6-99-99-6-99-99-6-99-99-6-99c-60 0-105-45-105-105v-99h-99c-59 0-105-46-105-105v-99-6-99c0-59 46-105 105-105h99v-198h-99-99v99c0 59-46 105-105 105-60 0-105-46-105-105v-99h-99-99-6-99-99-6-99-98v99c0 59-47 105-106 105-60 0-105-46-105-105v-99h-99-98v99c0 59-46 105-105 105-60 0-106-46-106-105v-99-6-198h-99c-59 0-105-46-105-105 0-60 46-105 105-105h99v-198h-99c-59 0-105-46-105-105v-99h-98c-60 0-105-45-105-105 0-59 45-105 105-105h98v-198-6-99c0-59 46-105 105-105h99v-198h-99-98-7-98c-60 0-105-45-105-105 0-59 45-105 105-105h98v-198zM8974 8776v-6-198-6-198h-99-99-6-99-99-6-99-99v198 6 198 6 198h198 6 198 6 198zM7546 8875c0-60 45-105 105-105h99 7 197 6 198v-198-6-198h-99-99v99c0 59-45 105-105 105h-98-7-99-99v99c0 60-45 105-105 105h-98v198h197zM7750 8164h-99c-60 0-105-46-105-105v-99h-99-98v198h98c60 0 105 46 105 105v99h198zM9184 7039c0 19-5 38-14 53-9 16-23 29-39 38s-33 14-52 14c-18 0-37-5-53-14s-29-22-38-38c-9-15-14-34-14-53 0-18 5-36 14-52s22-29 38-39c16-9 35-14 53-14 19 0 36 5 52 14 16 10 29 23 39 39 9 16 14 34 14 52zM9790 7144h-99c-60 0-105-45-105-105 0-59 45-105 105-105h99 6 99c60 0 105 46 105 105 0 60-45 105-105 105h-99zM3066 7244c0 18-5 36-14 52-10 16-23 30-39 39-17 9-34 14-52 14-19 0-37-5-53-14-17-9-29-23-38-39s-14-34-14-52c0-20 4-37 14-53 9-16 21-30 38-39 16-9 34-14 53-14 18 0 35 5 52 14 16 9 29 23 39 39 8 16 14 33 14 53zM3369 7349c-60 0-106-46-106-105 0-60 46-106 106-106h98 7 98c60 0 105 46 105 106v98h99c59 0 106 46 106 105v99h98c60 0 105 45 105 105 0 59-45 106-105 106h-98-7-99-99-6-99-98v197h98c60 0 105 45 105 105v99 6 198 6 99c0 59-45 105-105 105h-98v99c0 60-46 105-105 105h-100v198h198 7 197v-99c0-60 45-105 105-105h99v-99c0-59 46-105 105-105h99 6 198 6 198v-198h-99-99-6-99c-60 0-105-45-105-105 0-59 45-105 105-105h99v-198-6-197-7-198-6-99c0-59 46-105 105-105h99 6 99c59 0 105 46 105 105 0 60-46 105-105 105h-99v198 7 197 6 198h198v-198-6-197-7-99c0-60 46-105 105-105 60 0 105 45 105 105v99 7 197h198 5 199v-197h-99c-59 0-105-47-105-106 0-60 46-105 105-105h99 6 198v-99c0-59 45-105 105-105h98v-98c0-60 46-106 105-106 60 0 105 46 105 106v98h100c59 0 105 46 105 105v99 6 99c0 59-46 106-105 106h-100v98c0 60-45 105-105 105h-98v198h98c60 0 105 46 105 105v99h198 7 98c60 0 105 45 105 105 0 59-45 105-105 105h-98v198 6 99c0 59-46 105-105 105-60 0-105-46-105-105v-99h-100-98-7-98-100v198 6 99c0 60-45 105-105 105h-98v198h98c60 0 105 46 105 105 0 60-45 105-105 105h-98v198h98c60 0 105 46 105 105 0 60-45 105-105 105h-98-6-99c-59 0-105-45-105-105v-99-6-198-6-198-6-198h-99-99v198 6 198 6 99c0 59-45 105-105 105-59 0-105-46-105-105v-99h-99-99-6-99c-59 0-105-45-105-105v-99-6-99c0-60 46-105 105-105 60 0 105 45 105 105v99h198v-198h-99c-60 0-105-45-105-105v-99h-99-99-6-99-99-6-99-98v198h98c60 0 105 45 105 105 0 59-45 105-105 105h-98-7-99-99-6-99-98v99c0 60-46 105-105 105-60 0-106-45-106-105v-99h-99-98v99c0 60-46 105-105 105h-100v198h198v-99c0-60 46-105 105-105 60 0 105 45 105 105v99 6 99c0 60-45 105-105 105h-98-7-98-100-5-100c-59 0-105-45-105-105v-99-6-198-6-99c0-59 46-105 105-105h100v-99c0-60 45-105 105-105h98v-198h-98c-60 0-105-46-105-105 0-60 45-105 105-105h98v-198h-98-100v99c0 60-45 105-105 105h-98v198 6 99c0 60-46 105-105 105h-100-5-100-98v198 6 99c0 60-46 105-105 105h-100v99c0 59-45 105-105 105-59 0-105-46-105-105v-99h-98c-60 0-105-45-105-105v-99-6-198-6-99c0-59 45-105 105-105 59 0 105 46 105 105v99 6 198h198v-198-6-99c0-59 45-105 105-105h98v-99c0-60 46-105 105-105h100v-99c0-59 45-105 105-105h98v-198h-98c-60 0-105-45-105-105v-99-6-99c0-60 45-105 105-105 59 0 105 45 105 105v99h98c60 0 105 46 105 105v99h198 7 197v-198-6-198-6-197-7-99c0-60 46-105 106-105h98v-197zM5303 8776v-6-198-6-198h-99-100-5-99-99-6-99-99v198 6 198 6 198h198 6 198 5 199zM5512 7244c0 18-4 36-14 52-9 16-21 30-38 39-16 9-34 14-53 14-18 0-36-5-51-14-16-9-30-23-39-39-10-16-14-34-14-52 0-20 5-37 14-53s23-30 39-39c15-9 33-14 51-14 19 0 37 5 53 14 17 9 30 23 38 39 10 16 14 33 14 53zM5710 8368h-98-100v198h198zM6328 7244c0 18-4 36-14 52-9 16-22 30-38 39-15 9-34 14-53 14-18 0-36-5-52-14-15-9-29-23-38-39-10-16-15-34-15-52 0-20 6-37 15-53s23-30 38-39c16-9 34-14 52-14 19 0 38 5 53 14 16 9 30 23 38 39 10 16 14 33 14 53zM6736 7244c0 18-5 36-14 52s-22 30-38 39c-15 9-34 14-53 14-18 0-36-5-52-14-15-9-29-23-39-39-9-16-14-34-14-52 0-20 6-37 14-53 10-16 24-30 39-39 16-9 34-14 52-14 19 0 38 5 53 14 16 9 30 23 38 39 10 16 14 33 14 53zM7757 7244c0 18-5 36-14 52s-23 30-39 39-34 14-53 14-36-5-52-14-30-23-39-39-14-34-14-52c0-20 5-37 14-53 10-16 23-30 39-39s33-14 52-14 37 5 53 14 29 23 39 39c8 16 14 33 14 53zM1329 7552c-60 0-105-45-105-105 0-59 45-105 105-105h98 7 98c60 0 105 46 105 105v99h198 7 98c60 0 105 45 105 105 0 59-45 106-105 106h-98v197 6 99c0 59-46 105-105 105-60 0-105-46-105-105v-99h-100-98-7-98-100-5-100c-59 0-105-45-105-105v-98h-98-100-5-100-98-7-98c-60 0-105-47-105-106 0-60 45-105 105-105h98 7 198 5 198 7 98c60 0 105 45 105 105v99h198v-198zM3269 7447c0 19-5 38-14 53-9 16-22 29-38 38-15 9-34 14-53 14-18 0-36-5-52-14-15-9-29-22-39-38-9-15-14-34-14-53 0-18 5-36 14-53 10-15 24-28 39-38 16-9 34-14 52-14 19 0 38 5 53 14 16 10 29 23 38 38 10 17 14 35 14 53zM9184 7447c0 19-5 38-14 53-9 16-23 29-39 38s-33 14-52 14c-18 0-37-5-53-14s-29-22-38-38c-9-15-14-34-14-53 0-18 5-36 14-53 9-15 22-28 38-38 16-9 35-14 53-14 19 0 36 5 52 14 16 10 29 23 39 38 9 17 14 35 14 53zM9382 7546v-99c0-59 46-105 105-105 60 0 105 46 105 105v99 6 198h198 6 99c60 0 105 46 105 105 0 60-45 105-105 105h-99v198h99c60 0 105 46 105 105 0 60-45 105-105 105h-99-6-99c-60 0-105-45-105-105v-99h-99c-59 0-105-46-105-105v-99h-99-99-6-99c-59 0-105-45-105-105 0-59 46-105 105-105h99 6 198v-198zM10000 7447c0 19-5 38-14 53-9 16-23 29-39 38s-33 14-52 14c-18 0-37-5-53-14s-29-22-38-38c-9-15-14-34-14-53 0-18 4-36 14-53 9-15 22-28 38-38 16-9 35-14 53-14 19 0 36 5 52 14 16 10 29 23 39 38 9 17 14 35 14 53zM210 7651c0 19-5 37-14 53s-22 30-38 39-35 14-53 14-37-5-53-14-29-23-38-39-14-34-14-53 4-36 14-52c9-16 22-30 38-39s35-14 53-14 37 5 53 14 29 23 38 39c10 16 14 33 14 52zM2856 7750v-99c0-60 45-105 105-105 59 0 105 45 105 105v99 7 98c0 60-46 105-105 105-60 0-105-45-105-105v-98zM203 7954v-99c0-59 46-105 105-105 60 0 106 46 106 105v99h197 7 98c60 0 105 45 105 105 0 59-45 105-105 105h-98v99c0 60-46 105-105 105h-99-6-100-98-7-98c-60 0-105-45-105-105 0-59 45-105 105-105h98v-198zM2040 7954v-99c0-59 45-105 105-105 59 0 105 46 105 105v99 6 198 6 99c0 60-46 105-105 105h-100-5-100c-59 0-105-45-105-105 0-59 46-105 105-105h100v-198zM6533 7855c0 19-5 37-14 52-9 16-23 29-39 39s-34 14-52 14-37-4-53-14-29-23-38-39c-9-15-14-33-14-52 0-18 4-37 14-53 9-15 22-28 38-38 16-9 35-14 53-14s36 5 52 14c16 10 29 23 39 38 8 16 14 35 14 53zM4085 8059c0 18-5 37-14 53s-23 28-39 38c-16 9-33 14-52 14-18 0-37-5-53-14-16-10-29-22-38-38s-14-35-14-53c0-19 4-36 14-52 9-16 22-30 38-39s35-14 53-14c19 0 36 5 52 14s30 23 39 39c10 16 14 33 14 52zM6736 8059c0 18-5 37-14 53s-22 28-38 38c-15 9-34 14-53 14-18 0-36-5-52-14-15-10-29-22-39-38-9-16-14-35-14-53 0-19 6-36 14-52 10-16 24-30 39-39 16-9 34-14 52-14 19 0 38 5 53 14 16 9 30 23 38 39 10 16 14 33 14 52zM1427 8368h-98c-60 0-105-45-105-105 0-59 45-105 105-105h98 7 98c60 0 105 46 105 105 0 60-45 105-105 105h-98zM6533 8263c0 19-5 36-14 52s-23 30-39 39-34 14-52 14-37-5-53-14-29-23-38-39-14-33-14-52c0-18 4-37 14-53 9-15 22-28 38-38 16-9 35-14 53-14s36 5 52 14c16 10 29 23 39 38 8 16 14 35 14 53zM1842 8467c0 18-5 36-14 53-9 16-24 28-39 38-16 9-34 14-52 14-19 0-37-5-53-14-16-10-29-22-38-38-9-17-14-35-14-53 0-19 4-36 14-52 9-16 22-30 38-39s34-14 53-14c18 0 36 5 52 14 15 9 29 23 39 39 8 16 14 33 14 52zM2250 8671c0 19-5 36-14 52s-23 30-39 39-34 14-52 14c-19 0-37-5-53-14s-29-23-38-39-14-33-14-52c0-18 4-37 14-53 9-15 22-28 38-38 16-9 34-14 53-14 18 0 36 5 52 14 16 10 29 23 39 38 8 16 14 35 14 53zM5104 8671c0 19-4 36-14 52-9 16-21 30-37 39-17 9-35 14-53 14-19 0-36-5-52-14-17-9-30-23-39-39-10-16-14-33-14-52 0-18 5-37 14-53 9-15 22-28 39-38 16-9 33-14 52-14 18 0 36 5 53 14 16 10 29 23 37 38 10 16 14 35 14 53zM6941 8671c0 19-5 36-14 52s-23 30-39 39-34 14-52 14-37-5-53-14-29-23-38-39-14-33-14-52c0-18 4-37 14-53 9-15 22-28 38-38 16-9 35-14 53-14s36 5 52 14c16 10 29 23 39 38 8 16 14 35 14 53zM8776 8671c0 19-5 36-14 52s-23 30-39 39-33 14-52 14c-18 0-37-5-53-14s-28-23-38-39c-9-16-14-33-14-52 0-18 5-37 14-53 9-15 22-28 38-38 16-9 35-14 53-14 19 0 36 5 52 14 16 10 29 23 39 38 9 16 14 35 14 53zM9691 8776c-60 0-105-45-105-105 0-59 45-105 105-105h99 6 99c60 0 105 46 105 105v99 6 99c0 59-45 105-105 105-59 0-105-46-105-105v-99zM6736 8875c0 18-5 36-14 53-9 16-22 28-38 38-15 9-34 14-53 14-18 0-36-5-52-14-15-10-29-22-39-38-9-17-14-35-14-53 0-19 6-36 14-52 10-17 24-30 39-39 16-9 34-14 52-14 19 0 38 5 53 14 16 9 30 22 38 39 10 16 14 33 14 52zM6323 9178v-99c0-59 45-105 105-105 59 0 105 46 105 105v99h98c60 0 105 45 105 105v99h198 7 98c60 0 105 46 105 105 0 60-45 105-105 105h-98v99c0 59-46 105-105 105h-100-5-100c-59 0-105-46-105-105v-99h-98c-60 0-105-45-105-105v-99-6-198zM5915 9592h-100c-59 0-105-45-105-105 0-59 46-105 105-105h100v-99c0-60 45-105 105-105 59 0 105 45 105 105v99 6 99c0 60-46 105-105 105h-100zM7552 9487c0 19-5 36-14 52s-22 30-38 39c-15 9-34 14-53 14-18 0-37-5-53-14-15-9-28-23-38-39-9-16-14-33-14-52 0-18 5-37 14-53s23-29 38-38c16-9 35-14 53-14 19 0 38 5 53 14 16 9 30 22 38 38 10 16 14 35 14 53zM7954 9592h-99c-59 0-105-45-105-105 0-59 46-105 105-105h99 6 99c59 0 105 46 105 105 0 60-46 105-105 105h-99zM2453 9691c0 18-5 37-14 53-9 15-22 28-38 37-15 10-34 15-53 15-18 0-36-5-52-15-15-9-29-22-39-37-9-16-14-35-14-53 0-19 6-37 14-52 10-17 24-30 39-39 16-10 34-14 52-14 19 0 38 4 53 14 16 9 29 22 38 39 10 15 14 33 14 52zM3882 9691c0 18-5 37-14 53-10 15-23 28-39 37-17 10-34 15-53 15s-36-5-52-15c-17-9-30-22-39-37-10-16-14-35-14-53 0-19 5-37 14-52 9-17 22-30 39-39 16-10 33-14 52-14s36 4 53 14c16 9 29 22 39 39 8 15 14 33 14 52zM4289 9691c0 18-5 37-15 53-9 15-21 28-37 37-17 10-35 15-53 15-19 0-36-5-52-15-17-9-30-22-39-37-10-16-14-35-14-53 0-19 5-37 14-52 9-17 22-30 39-39 16-10 33-14 52-14 18 0 36 4 53 14 16 9 29 22 37 39 10 15 15 33 15 52zM6118 9790v-99c0-60 46-105 105-105 60 0 105 45 105 105v99h100c59 0 105 46 105 105 0 60-46 105-105 105h-100-5-100c-59 0-105-45-105-105v-99zM7138 9790v-99c0-60 46-105 106-105 59 0 105 45 105 105v99h98c60 0 105 46 105 105 0 60-45 105-105 105h-98-7-98c-60 0-106-45-106-105v-99zM3677 9895c0 19-5 36-14 52s-22 30-38 39-34 14-53 14c-18 0-37-5-53-14s-29-23-38-39-14-33-14-52c0-18 5-37 14-53s22-29 38-38 35-14 53-14c19 0 37 5 53 14s29 22 38 38c10 16 14 35 14 53zM5920 9895c0 19-4 36-14 52-9 16-21 30-38 39-16 9-34 14-53 14-18 0-36-5-52-14-15-9-29-23-38-39-10-16-15-33-15-52 0-18 6-37 15-53s23-29 38-38c16-9 34-14 52-14 19 0 37 5 53 14 17 9 30 22 38 38 10 16 14 35 14 53zM7954 10000h-99c-59 0-105-45-105-105 0-59 46-105 105-105h99 6 99c59 0 105 46 105 105 0 60-46 105-105 105h-99zM459 1427c-256 0-459-203-459-458v-520c0-246 203-449 449-449h520c255 0 458 203 458 459v520c0 245-203 448-448 448zM1224 489c0-163-122-286-286-286h-449c-152 0-286 134-286 286v449c0 164 123 286 286 286h449c153 0 286-133 286-286zM9025 1427c-255 0-459-203-459-458v-520c0-246 204-449 448-449h521c255 0 459 203 459 459v520c0 245-204 448-449 448zM9790 489c0-163-122-286-286-286h-449c-152 0-285 134-285 286v449c0 164 122 286 285 286h449c153 0 286-133 286-286zM459 9994c-256 0-459-204-459-459v-521c0-244 203-448 449-448h520c255 0 458 204 458 459v520c0 245-203 449-448 449zM1224 9055c0-163-122-285-286-285h-449c-152 0-286 133-286 285v449c0 164 123 286 286 286h449c153 0 286-133 286-286zM1019 581v275c0 82-81 163-173 163h-265c-102 0-173-71-173-173v-265c0-92 81-173 173-173h275c92 0 163 71 163 173zM9586 581v275c0 82-82 163-174 163h-265c-101 0-173-71-173-173v-265c0-92 81-173 173-173h275c92 0 164 71 164 173zM1019 9147v275c0 82-81 164-173 164h-265c-102 0-173-72-173-174v-265c0-92 81-173 173-173h275c92 0 163 72 163 17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0F4000000F4149C4C24B0B437C2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7T16:23:27.753000000</dc:date>
    <meta:editing-duration>PT1H19M56S</meta:editing-duration>
    <meta:editing-cycles>38</meta:editing-cycles>
    <meta:generator>LibreOffice/7.5.0.3$Windows_X86_64 LibreOffice_project/c21113d003cd3efa8c53188764377a8272d9d6de</meta:generator>
    <meta:document-statistic meta:object-count="19"/>
  </office:meta>
</office:document-meta>
</file>